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0.101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="Arrowheads_20_1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stroke-linejoin="round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2.256cm" fo:min-width="0.101cm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draw:stroke="dash" draw:stroke-dash="Long_20_Dash_20__28_Rounded_29_" svg:stroke-width="0.035cm" svg:stroke-color="#000000" draw:marker-start-width="0.252cm" draw:marker-end="Arrowheads_20_6" draw:marker-end-width="0.352cm" svg:stroke-linecap="round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draw:stroke="dash" draw:stroke-dash="Long_20_Dash_20__28_Rounded_29_" svg:stroke-width="0.035cm" svg:stroke-color="#000000" draw:marker-start-width="0.252cm" draw:marker-end="Arrowheads_20_7" draw:marker-end-width="0.352cm" svg:stroke-linecap="round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0.635cm" svg:height="2.54cm" svg:x="17.51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87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6.24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5.60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9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33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06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2.43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79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16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0.52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9.89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9.41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78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8.145cm" svg:y="8.62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3.54cm" svg:y1="3.54cm" svg:x2="13.7cm" svg:y2="3.54cm">
          <text:p/>
        </draw:line>
        <draw:custom-shape draw:style-name="gr4" draw:text-style-name="P1" xml:id="id1" draw:id="id1" draw:layer="layout" svg:width="1.905cm" svg:height="0.635cm" svg:x="8.62cm" svg:y="3.2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4cm" svg:y1="17.51cm" svg:x2="26.4cm" svg:y2="17.51cm">
          <text:p/>
        </draw:line>
        <draw:frame draw:style-name="gr5" draw:text-style-name="P3" draw:layer="layout" svg:width="3.638cm" svg:height="0.962cm" svg:x="3.54cm" svg:y="1.952cm">
          <draw:text-box>
            <text:p>Process 7</text:p>
          </draw:text-box>
        </draw:frame>
        <draw:frame draw:style-name="gr6" draw:text-style-name="P3" draw:layer="layout" svg:width="3.36cm" svg:height="0.962cm" svg:x="20.5cm" svg:y="10.833cm">
          <draw:text-box>
            <text:p>MMU/TLB</text:p>
          </draw:text-box>
        </draw:frame>
        <draw:custom-shape draw:style-name="gr7" draw:text-style-name="P4" xml:id="id2" draw:id="id2" draw:layer="layout" svg:width="0.635cm" svg:height="2.54cm" svg:x="12.43cm" svg:y="8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.905cm" svg:height="0.635cm" svg:x="9.89cm" svg:y="17.192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9.572cm" svg:y1="3.857cm" svg:x2="12.747cm" svg:y2="8.62cm" draw:start-shape="id1" draw:start-glue-point="2" draw:end-shape="id2" svg:d="M9572 3857l3175 4763" svg:viewBox="0 0 3176 4764">
          <text:p/>
        </draw:connector>
        <draw:connector draw:style-name="gr9" draw:text-style-name="P2" draw:layer="layout" draw:type="line" svg:x1="12.747cm" svg:y1="11.16cm" svg:x2="10.842cm" svg:y2="17.192cm" draw:start-shape="id2" draw:start-glue-point="2" draw:end-shape="id3" draw:end-glue-point="0" svg:d="M12747 11160l-1905 6032" svg:viewBox="0 0 1906 603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3:03:13.055191504</meta:creation-date>
    <dc:date>2024-10-28T13:51:52.764380484</dc:date>
    <meta:editing-duration>PT1H1M28S</meta:editing-duration>
    <meta:editing-cycles>20</meta:editing-cycles>
    <meta:generator>LibreOffice/7.6.7.2$Linux_X86_64 LibreOffice_project/60$Build-2</meta:generator>
    <meta:document-statistic meta:object-count="26"/>
  </office:meta>
</office:document-meta>
</file>